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line-height="5%"/>
      <style:text-properties fo:font-size="10pt" style:font-size-asian="10pt"/>
    </style:style>
    <style:style style:name="P2" style:family="paragraph" style:parent-style-name="Frame_20_contents">
      <style:paragraph-properties fo:margin-left="0.028in" fo:margin-right="0in" fo:line-height="0.1701in" fo:text-indent="0in" style:auto-text-indent="false"/>
    </style:style>
    <style:style style:name="P3" style:family="paragraph" style:parent-style-name="Standard">
      <style:paragraph-properties fo:margin-left="0in" fo:margin-right="0.028in" fo:line-height="0.1854in" fo:text-indent="0in" style:auto-text-indent="false"/>
      <style:text-properties fo:font-style="italic" officeooo:paragraph-rsid="000c1d2c" style:font-style-asian="italic"/>
    </style:style>
    <style:style style:name="P4" style:family="paragraph" style:parent-style-name="Standard">
      <style:paragraph-properties fo:margin-left="0in" fo:margin-right="0.028in" fo:text-indent="0in" style:auto-text-indent="false"/>
      <style:text-properties fo:font-style="italic" officeooo:paragraph-rsid="0018b8c5" style:font-style-asian="italic"/>
    </style:style>
    <style:style style:name="P5" style:family="paragraph" style:parent-style-name="Standard">
      <style:paragraph-properties fo:margin-left="0in" fo:margin-right="0.028in" fo:text-indent="0in" style:auto-text-indent="false"/>
      <style:text-properties officeooo:paragraph-rsid="000c1d2c"/>
    </style:style>
    <style:style style:name="P6" style:family="paragraph" style:parent-style-name="Standard">
      <style:paragraph-properties fo:margin-left="0in" fo:margin-right="0.028in" fo:text-indent="0in" style:auto-text-indent="false"/>
      <style:text-properties fo:font-weight="bold" officeooo:paragraph-rsid="000c1d2c" style:font-weight-asian="bold"/>
    </style:style>
    <style:style style:name="P7" style:family="paragraph" style:parent-style-name="Standard">
      <style:paragraph-properties fo:margin-left="0in" fo:margin-right="0.028in" fo:line-height="0.1862in" fo:text-indent="0in" style:auto-text-indent="false">
        <style:tab-stops>
          <style:tab-stop style:position="1.5827in"/>
        </style:tab-stops>
      </style:paragraph-properties>
      <style:text-properties fo:font-weight="bold" officeooo:paragraph-rsid="000c1d2c" style:font-weight-asian="bold"/>
    </style:style>
    <style:style style:name="P8" style:family="paragraph" style:parent-style-name="Standard">
      <style:paragraph-properties fo:margin-left="0in" fo:margin-right="0.028in" fo:text-indent="0in" style:auto-text-indent="false">
        <style:tab-stops>
          <style:tab-stop style:position="1.5827in"/>
        </style:tab-stops>
      </style:paragraph-properties>
      <style:text-properties fo:font-weight="bold" officeooo:paragraph-rsid="000c1d2c" style:font-weight-asian="bold"/>
    </style:style>
    <style:style style:name="P9" style:family="paragraph" style:parent-style-name="Standard">
      <style:paragraph-properties fo:margin-left="0in" fo:margin-right="0.028in" fo:text-indent="0in" style:auto-text-indent="false"/>
      <style:text-properties officeooo:rsid="000ce236" officeooo:paragraph-rsid="000ce236"/>
    </style:style>
    <style:style style:name="P10" style:family="paragraph" style:parent-style-name="Standard">
      <style:paragraph-properties fo:margin-left="0in" fo:margin-right="0.028in" fo:text-indent="0in" style:auto-text-indent="false"/>
      <style:text-properties officeooo:paragraph-rsid="000ce236"/>
    </style:style>
    <style:style style:name="P11" style:family="paragraph" style:parent-style-name="Standard">
      <style:paragraph-properties fo:margin-left="0in" fo:margin-right="0.028in" fo:text-indent="0in" style:auto-text-indent="false"/>
      <style:text-properties fo:color="#009933" fo:font-size="11pt" officeooo:rsid="0012307c" officeooo:paragraph-rsid="0012307c" style:font-size-asian="11pt"/>
    </style:style>
    <style:style style:name="P12" style:family="paragraph" style:parent-style-name="Standard">
      <style:paragraph-properties fo:margin-left="0in" fo:margin-right="0.028in" fo:text-indent="0in" style:auto-text-indent="false"/>
      <style:text-properties fo:color="#009933" fo:font-size="11pt" officeooo:rsid="0012307c" officeooo:paragraph-rsid="0015700f" style:font-size-asian="11pt"/>
    </style:style>
    <style:style style:name="P13" style:family="paragraph" style:parent-style-name="Standard">
      <style:paragraph-properties fo:margin-left="0in" fo:margin-right="0.028in" fo:text-indent="0in" style:auto-text-indent="false"/>
      <style:text-properties fo:color="#009933" fo:font-size="11pt" officeooo:paragraph-rsid="0012307c" style:font-size-asian="11pt"/>
    </style:style>
    <style:style style:name="P14" style:family="paragraph" style:parent-style-name="Standard">
      <style:paragraph-properties fo:margin-left="0in" fo:margin-right="0.028in" fo:text-indent="0in" style:auto-text-indent="false"/>
      <style:text-properties fo:color="#009933" fo:font-size="11pt" officeooo:paragraph-rsid="0015700f" style:font-size-asian="11pt"/>
    </style:style>
    <style:style style:name="P15" style:family="paragraph" style:parent-style-name="Standard">
      <style:paragraph-properties fo:margin-left="0in" fo:margin-right="0.028in" fo:text-indent="0in" style:auto-text-indent="false"/>
      <style:text-properties fo:color="#009933" fo:font-size="11pt" officeooo:rsid="0017685f" officeooo:paragraph-rsid="0017685f" style:font-size-asian="11pt"/>
    </style:style>
    <style:style style:name="P16" style:family="paragraph" style:parent-style-name="Standard">
      <style:paragraph-properties fo:margin-left="0in" fo:margin-right="0.028in" fo:text-indent="0in" style:auto-text-indent="false"/>
      <style:text-properties officeooo:paragraph-rsid="0018b8c5"/>
    </style:style>
    <style:style style:name="P17" style:family="paragraph" style:parent-style-name="Standard">
      <style:paragraph-properties fo:margin-left="0in" fo:margin-right="0.028in" fo:margin-top="0.1839in" fo:margin-bottom="0in" loext:contextual-spacing="false" fo:text-indent="0in" style:auto-text-indent="false"/>
      <style:text-properties officeooo:paragraph-rsid="000c1d2c"/>
    </style:style>
    <style:style style:name="P18" style:family="paragraph" style:parent-style-name="Standard">
      <style:paragraph-properties fo:margin-left="0in" fo:margin-right="0.028in" fo:margin-top="0.0256in" fo:margin-bottom="0in" loext:contextual-spacing="false" fo:text-indent="0in" style:auto-text-indent="false"/>
      <style:text-properties officeooo:paragraph-rsid="000c1d2c"/>
    </style:style>
    <style:style style:name="P19" style:family="paragraph" style:parent-style-name="Standard">
      <style:paragraph-properties fo:margin-left="0in" fo:margin-right="0.028in" fo:margin-top="0.0008in" fo:margin-bottom="0in" loext:contextual-spacing="false" fo:text-indent="0in" style:auto-text-indent="false"/>
      <style:text-properties fo:font-style="italic" officeooo:paragraph-rsid="000c1d2c" style:font-style-asian="italic"/>
    </style:style>
    <style:style style:name="P20" style:family="paragraph" style:parent-style-name="Standard">
      <style:paragraph-properties fo:margin-left="0in" fo:margin-right="0.028in" fo:margin-top="0.0008in" fo:margin-bottom="0in" loext:contextual-spacing="false" fo:text-indent="0in" style:auto-text-indent="false"/>
      <style:text-properties officeooo:paragraph-rsid="000c1d2c"/>
    </style:style>
    <style:style style:name="P21" style:family="paragraph" style:parent-style-name="Standard">
      <style:paragraph-properties fo:margin-left="0in" fo:margin-right="0.028in" fo:margin-top="0.0008in" fo:margin-bottom="0in" loext:contextual-spacing="false" fo:text-indent="0in" style:auto-text-indent="false"/>
      <style:text-properties fo:font-weight="bold" officeooo:paragraph-rsid="000c1d2c" style:font-weight-asian="bold"/>
    </style:style>
    <style:style style:name="P22" style:family="paragraph" style:parent-style-name="Standard">
      <style:paragraph-properties fo:margin-left="0in" fo:margin-right="0.028in" fo:margin-top="0.0008in" fo:margin-bottom="0in" loext:contextual-spacing="false" fo:text-indent="0in" style:auto-text-indent="false"/>
      <style:text-properties fo:color="#009933" fo:font-size="11pt" officeooo:rsid="0017685f" officeooo:paragraph-rsid="0017685f" style:font-size-asian="11pt"/>
    </style:style>
    <style:style style:name="P23" style:family="paragraph" style:parent-style-name="Text_20_body">
      <style:paragraph-properties fo:margin-left="0in" fo:margin-right="0.028in" fo:margin-top="0.0008in" fo:margin-bottom="0in" loext:contextual-spacing="false" fo:text-indent="0in" style:auto-text-indent="false"/>
      <style:text-properties fo:font-size="11pt" fo:font-style="italic" officeooo:paragraph-rsid="000c1d2c" style:font-size-asian="11pt" style:font-style-asian="italic"/>
    </style:style>
    <style:style style:name="P24" style:family="paragraph" style:parent-style-name="Text_20_body">
      <style:paragraph-properties fo:margin-left="0in" fo:margin-right="0.028in" fo:margin-top="0.0083in" fo:margin-bottom="0in" loext:contextual-spacing="false" fo:text-indent="0in" style:auto-text-indent="false"/>
      <style:text-properties fo:font-size="10.5pt" officeooo:paragraph-rsid="000c1d2c" style:font-size-asian="10.5pt"/>
    </style:style>
    <style:style style:name="P25" style:family="paragraph" style:parent-style-name="Text_20_body">
      <style:paragraph-properties fo:margin-left="0in" fo:margin-right="0.028in" fo:margin-top="0.0083in" fo:margin-bottom="0in" loext:contextual-spacing="false" fo:text-indent="0in" style:auto-text-indent="false"/>
      <style:text-properties fo:font-size="10.5pt" fo:font-style="italic" officeooo:paragraph-rsid="000c1d2c" style:font-size-asian="10.5pt" style:font-style-asian="italic"/>
    </style:style>
    <style:style style:name="P26" style:family="paragraph" style:parent-style-name="Text_20_body">
      <style:paragraph-properties fo:margin-left="0in" fo:margin-right="0.028in" fo:text-indent="0in" style:auto-text-indent="false"/>
      <style:text-properties fo:font-size="11pt" officeooo:paragraph-rsid="000c1d2c" style:font-size-asian="11pt"/>
    </style:style>
    <style:style style:name="P27" style:family="paragraph" style:parent-style-name="Text_20_body">
      <style:paragraph-properties fo:margin-left="0in" fo:margin-right="0.028in" fo:text-indent="0in" style:auto-text-indent="false"/>
      <style:text-properties fo:font-size="11pt" fo:font-style="italic" officeooo:paragraph-rsid="000c1d2c" style:font-size-asian="11pt" style:font-style-asian="italic"/>
    </style:style>
    <style:style style:name="P28" style:family="paragraph" style:parent-style-name="Text_20_body">
      <style:paragraph-properties fo:margin-left="0in" fo:margin-right="0.028in" fo:text-indent="0in" style:auto-text-indent="false"/>
      <style:text-properties fo:font-size="11pt" fo:font-style="italic" fo:font-weight="bold" officeooo:paragraph-rsid="000c1d2c" style:font-size-asian="11pt" style:font-style-asian="italic" style:font-weight-asian="bold"/>
    </style:style>
    <style:style style:name="P29" style:family="paragraph" style:parent-style-name="Text_20_body">
      <style:paragraph-properties fo:margin-left="0in" fo:margin-right="0.028in" fo:text-indent="0in" style:auto-text-indent="false"/>
      <style:text-properties fo:font-size="10.5pt" fo:font-style="italic" officeooo:paragraph-rsid="000c1d2c" style:font-size-asian="10.5pt" style:font-style-asian="italic"/>
    </style:style>
    <style:style style:name="P30" style:family="paragraph" style:parent-style-name="Text_20_body">
      <style:paragraph-properties fo:margin-left="0in" fo:margin-right="0.028in" fo:margin-top="0.0071in" fo:margin-bottom="0in" loext:contextual-spacing="false" fo:text-indent="0in" style:auto-text-indent="false"/>
      <style:text-properties fo:font-size="10.5pt" officeooo:paragraph-rsid="000c1d2c" style:font-size-asian="10.5pt"/>
    </style:style>
    <style:style style:name="P31" style:family="paragraph" style:parent-style-name="Text_20_body">
      <style:paragraph-properties fo:margin-left="0in" fo:margin-right="0.028in" fo:margin-top="0.0071in" fo:margin-bottom="0in" loext:contextual-spacing="false" fo:text-indent="0in" style:auto-text-indent="false"/>
      <style:text-properties fo:font-size="10.5pt" fo:font-style="italic" fo:font-weight="bold" officeooo:paragraph-rsid="000c1d2c" style:font-size-asian="10.5pt" style:font-style-asian="italic" style:font-weight-asian="bold"/>
    </style:style>
    <style:style style:name="P32" style:family="paragraph" style:parent-style-name="Text_20_body">
      <style:paragraph-properties fo:margin-left="0in" fo:margin-right="0.028in" fo:margin-top="0.0063in" fo:margin-bottom="0in" loext:contextual-spacing="false" fo:text-indent="0in" style:auto-text-indent="false"/>
      <style:text-properties fo:font-size="10.5pt" officeooo:paragraph-rsid="000c1d2c" style:font-size-asian="10.5pt"/>
    </style:style>
    <style:style style:name="P33" style:family="paragraph" style:parent-style-name="Heading_20_1">
      <style:paragraph-properties fo:margin-left="0in" fo:margin-right="0.028in" fo:line-height="100%" fo:text-indent="0in" style:auto-text-indent="false"/>
      <style:text-properties fo:color="#4f81bd" officeooo:paragraph-rsid="000c1d2c"/>
    </style:style>
    <style:style style:name="P34" style:family="paragraph" style:parent-style-name="List_20_Paragraph" style:list-style-name="WWNum3">
      <style:paragraph-properties fo:margin-left="0in" fo:margin-right="0.028in" fo:text-indent="0.0008in" style:auto-text-indent="false">
        <style:tab-stops>
          <style:tab-stop style:position="0.2535in"/>
        </style:tab-stops>
      </style:paragraph-properties>
      <style:text-properties officeooo:paragraph-rsid="000c1d2c"/>
    </style:style>
    <style:style style:name="P35" style:family="paragraph" style:parent-style-name="List_20_Paragraph" style:list-style-name="WWNum3">
      <style:paragraph-properties fo:margin-left="0in" fo:margin-right="0.028in" fo:text-indent="0in" style:auto-text-indent="false">
        <style:tab-stops>
          <style:tab-stop style:position="0.248in"/>
        </style:tab-stops>
      </style:paragraph-properties>
      <style:text-properties officeooo:paragraph-rsid="000c1d2c"/>
    </style:style>
    <style:style style:name="P36" style:family="paragraph" style:parent-style-name="List_20_Paragraph" style:list-style-name="WWNum3">
      <style:paragraph-properties fo:margin-left="0in" fo:margin-right="0.028in" fo:text-indent="0in" style:auto-text-indent="false">
        <style:tab-stops>
          <style:tab-stop style:position="0.2445in"/>
        </style:tab-stops>
      </style:paragraph-properties>
      <style:text-properties officeooo:paragraph-rsid="000c1d2c"/>
    </style:style>
    <style:style style:name="P37" style:family="paragraph" style:parent-style-name="List_20_Paragraph" style:list-style-name="WWNum3">
      <style:paragraph-properties fo:margin-left="0in" fo:margin-right="0.028in" fo:text-indent="0in" style:auto-text-indent="false">
        <style:tab-stops>
          <style:tab-stop style:position="0.2598in"/>
        </style:tab-stops>
      </style:paragraph-properties>
      <style:text-properties officeooo:paragraph-rsid="000c1d2c"/>
    </style:style>
    <style:style style:name="P38" style:family="paragraph" style:parent-style-name="List_20_Paragraph" style:list-style-name="WWNum3">
      <style:paragraph-properties fo:margin-left="0in" fo:margin-right="0.028in" fo:line-height="200%" fo:text-indent="0in" style:auto-text-indent="false">
        <style:tab-stops>
          <style:tab-stop style:position="0.2398in"/>
        </style:tab-stops>
      </style:paragraph-properties>
      <style:text-properties officeooo:paragraph-rsid="000c1d2c"/>
    </style:style>
    <style:style style:name="P39" style:family="paragraph" style:parent-style-name="Heading_20_2" style:master-page-name="Converted1">
      <style:paragraph-properties fo:margin-left="0in" fo:margin-right="0.028in" fo:margin-top="0in" fo:margin-bottom="0in" loext:contextual-spacing="false" fo:line-height="100%" fo:text-indent="0in" style:auto-text-indent="false" style:page-number="auto"/>
      <style:text-properties fo:color="#000000" officeooo:rsid="000c7372" officeooo:paragraph-rsid="00149781"/>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tyle="italic" fo:font-weight="bold" style:font-style-asian="italic" style:font-weight-asian="bold"/>
    </style:style>
    <style:style style:name="T4" style:family="text">
      <style:text-properties fo:letter-spacing="-0.0244in"/>
    </style:style>
    <style:style style:name="T5" style:family="text">
      <style:text-properties fo:letter-spacing="-0.0126in" fo:font-style="italic" style:font-style-asian="italic"/>
    </style:style>
    <style:style style:name="T6" style:family="text">
      <style:text-properties fo:letter-spacing="-0.0161in" fo:font-style="italic" style:font-style-asian="italic"/>
    </style:style>
    <style:style style:name="T7" style:family="text">
      <style:text-properties fo:letter-spacing="-0.0098in"/>
    </style:style>
    <style:style style:name="T8" style:family="text">
      <style:text-properties fo:letter-spacing="-0.0098in" fo:font-style="italic" style:font-style-asian="italic"/>
    </style:style>
    <style:style style:name="T9" style:family="text">
      <style:text-properties fo:color="#0000ff"/>
    </style:style>
    <style:style style:name="T10" style:family="text">
      <style:text-properties fo:color="#0000ff" style:text-underline-style="solid" style:text-underline-width="auto" style:text-underline-color="#0000ff"/>
    </style:style>
    <style:style style:name="T11" style:family="text">
      <style:text-properties officeooo:rsid="000ce236"/>
    </style:style>
    <style:style style:name="T12" style:family="text">
      <style:text-properties officeooo:rsid="001137f8"/>
    </style:style>
    <style:style style:name="T13" style:family="text">
      <style:text-properties officeooo:rsid="00149781"/>
    </style:style>
    <style:style style:name="T14" style:family="text">
      <style:text-properties officeooo:rsid="0015700f"/>
    </style:style>
    <style:style style:name="T15" style:family="text">
      <style:text-properties officeooo:rsid="0018b8c5"/>
    </style:style>
    <style:style style:name="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2">R for Biologists – Day <text:span text:style-name="T13">2</text:span></text:h>
      <text:h text:style-name="P33" text:outline-level="1"><text:span text:style-name="T11">Lab I</text:span>: Bioinformatics in R I </text:h>
      <text:p text:style-name="P17">This is an introduction to bioinformatics in R, that I semi-stole from a great book I will link you to next week. The purpose of this activity is to get you working in R and getting a feel for some of the syntax. This is definitely a case of “the more you put in, the more you get out”. Think about the syntax you are using, and what it’s doing. It’s all well and good to be able to type the commands and answer some questions, but thinking about commands and options and how vectors work will help you get more familiar with R.</text:p>
      <text:p text:style-name="P24"/>
      <text:p text:style-name="P6">Install your packages</text:p>
      <text:p text:style-name="P5">Some well-known bioinformatics packages for R are the Bioconductor set of R packages, which contains several packages with many R functions for analyzing biological data sets such as microarray data; and the SeqinR package, which contains R functions for obtaining sequences from DNA and protein sequence databases, and for analyzing DNA and protein sequences.</text:p>
      <text:p text:style-name="P26"/>
      <text:p text:style-name="P5">To use function from the SeqinR package, we first need to install the SeqinR package. Try this in your own space (but if you are having a ton of trouble, flag me, and skip it and use the one I installed in Shared/Rpackages until I can help you). Once you have installed the “SeqinR” R package, you can load the “SeqinR” R package.</text:p>
      <text:p text:style-name="P5"/>
      <text:p text:style-name="P5"><text:span text:style-name="T1">NOTE: </text:span>This library requires a second package called ade4. You should install and load that one the same way before seqinr if you get an error saying it is missing. <text:s/>It is also preloaded in the Shared/Rpackages file.</text:p>
      <text:p text:style-name="P30"/>
      <text:p text:style-name="P21">Reading sequence data into R</text:p>
      <text:p text:style-name="P9">First upload the dengue.fasta file to your Desktop folder. <text:s/><text:span text:style-name="T14">It is available on the course website. <text:s/></text:span>To do this, click The files tab on the right side, then upload. <text:s/></text:p>
      <text:p text:style-name="P10"/>
      <text:p text:style-name="P5">Using the SeqinR package in R, you can easily read a DNA sequence from a FASTA file into R. <text:s/>You can read this FASTA format file into R using the read.fasta() function from the SeqinR R package:</text:p>
      <text:p text:style-name="P5"/>
      <text:p text:style-name="P11">dengueseq = read.fasta("dengue.fasta");</text:p>
      <text:p text:style-name="P13"/>
      <text:p text:style-name="P5">Note that R expects the files that you read in to be in the working directory, so if you stored your file somewhere else, you will have to either move your working directory or route to the file (i.e. relative or absolute path to file).</text:p>
      <text:p text:style-name="P24"/>
      <text:p text:style-name="P5">When we read out the new variable, dengue<text:span text:style-name="T14">seq</text:span>, we see that it has the sequence, but also some “attr”s. These are attributes of the sequence (which is an “object”). In this case, it has a name (which we gave it when we created the file), an annotation (first line of the sequence), and a class (type of data). <text:span text:style-name="T14">To grab just the sequence and save it as a variable, do the following:</text:span></text:p>
      <text:p text:style-name="P12"/>
      <text:p text:style-name="P12">dengueseq &lt;- dengue[[1]];</text:p>
      <text:p text:style-name="P14"/>
      <text:p text:style-name="P14"/>
      <text:p text:style-name="P6"><text:soft-page-break/>Length of a DNA sequence</text:p>
      <text:p text:style-name="P5">Once you have retrieved a DNA sequence (dengueseq), we can obtain some simple statistics to describe that sequence, such as the sequence’s total length in nucleotides.</text:p>
      <text:p text:style-name="P26"/>
      <text:p text:style-name="P5"><text:span text:style-name="T2">How would you output the length of the sequence in dengueseq (</text:span><text:span text:style-name="T3">store the output as seqlength</text:span><text:span text:style-name="T2">)?</text:span></text:p>
      <text:p text:style-name="P27"/>
      <text:p text:style-name="P29"/>
      <text:p text:style-name="P29"/>
      <text:p text:style-name="P29"/>
      <text:p text:style-name="P21">Base composition of a DNA sequence</text:p>
      <text:p text:style-name="P5">An easy first analysis of any DNA sequence is to count the number of occurrences of the four different nucleotides (“A”, “C”, “G”, and “T”) in the sequence. This can be done using the the table() function. For example, to find the number of As, Cs, Gs, and Ts in the DEN-1 Dengue virus sequence (which you have put into vector variable dengueseq, using the commands above), you would type:</text:p>
      <text:p text:style-name="P5"/>
      <text:p text:style-name="P15">table(dengueseq);</text:p>
      <text:p text:style-name="P32"/>
      <text:p text:style-name="P20">Alternatively, you can find the value of the element of the table in column “g” by typing:</text:p>
      <text:p text:style-name="P20"/>
      <text:p text:style-name="P22">table(dengueseq)[“G”];</text:p>
      <text:p text:style-name="P24"/>
      <text:p text:style-name="P25">Why is the [] after the function?</text:p>
      <text:p text:style-name="P25"/>
      <text:p text:style-name="P25"/>
      <text:p text:style-name="P25"/>
      <text:p text:style-name="P24"/>
      <text:p text:style-name="P6"/>
      <text:p text:style-name="P6"/>
      <text:p text:style-name="P6">GC Content of DNA</text:p>
      <text:p text:style-name="P5"><text:span text:style-name="T2">How would you manually calculate GC content given the above information? Can you do it using variables instead of the raw numbers? </text:span><text:span text:style-name="T3">Store this value as GCcontent.</text:span></text:p>
      <text:p text:style-name="P28"/>
      <text:p text:style-name="P28"/>
      <text:p text:style-name="P28"/>
      <text:p text:style-name="P28"/>
      <text:p text:style-name="P31"/>
      <text:p text:style-name="P19"/>
      <text:p text:style-name="P19"/>
      <text:p text:style-name="P19"/>
      <text:p text:style-name="P19"/>
      <text:p text:style-name="P19"/>
      <text:p text:style-name="P19"><text:soft-page-break/>Can you find a function in the seqinr package that would do this for you? <text:s/><text:span text:style-name="T11">Where do you look?</text:span></text:p>
      <text:p text:style-name="P27"/>
      <text:p text:style-name="P27"/>
      <text:p text:style-name="P27"/>
      <text:p text:style-name="P27"/>
      <text:p text:style-name="P23"/>
      <text:p text:style-name="P6">DNA words</text:p>
      <text:p text:style-name="P5">As well as the frequency of each of the individual nucleotides (“A”, “G”, “T”, “C”) in a DNA sequence, it is also interesting to know the frequency of longer DNA “words”. The individual nucleotides are DNA words that are 1 nucleotide long, but we may also want to find out the frequency of DNA words that are 2 nucleotides long (ie. “AA”, “AG”, “AC”, “AT”, “CA”, “CG”, “CC”, “CT”, “GA”, “GG”, “GC”, “GT”,<text:span text:style-name="T4"> </text:span>“TA”, “TG”, “TC”, and “TT”), 3 nucleotides long (eg. “AAA”, “AAT”, “ACG”, etc.), 4 nucleotides long, etc.</text:p>
      <text:p text:style-name="P26"/>
      <text:p text:style-name="P5">We already have the breakdown of 1 letter words in the genes (“a”, “t”, “c”, “g”). We can also perform this with the count function. <text:span text:style-name="T2">Use the help options to </text:span><text:span text:style-name="T3">count </text:span><text:span text:style-name="T2">the two letter words in the gene. </text:span><text:span text:style-name="T3">Save the output as Count2words.</text:span></text:p>
      <text:p text:style-name="P28"/>
      <text:p text:style-name="P28"/>
      <text:p text:style-name="P28"/>
      <text:p text:style-name="P28"/>
      <text:p text:style-name="P31"/>
      <text:p text:style-name="P6">Over-represented and under-represented DNA words</text:p>
      <text:p text:style-name="P5">It is interesting to identify DNA words that are two nucleotides long (“dinucleotides”, ie. “AT”, “AC”, etc.) that are over-represented or under-represented in a DNA sequence. If a particular DNA word is over-represented in a sequence, it means that it occurs many more times in the sequence than you would have expected by chance. Similarly, if a particular DNA word is under-represented in a sequence, it means it occurs far fewer times in the sequence than you would have expected <text:span text:style-name="T15">at random</text:span>. <text:s/><text:span text:style-name="T15">The relative abundance and rarity of DNA words can have implications on the regulation, repair, and evolutionary mechanism of a genome. <text:s/>Some of these have been linked to functional sites such as the origin of replication and regulation in viruses – so let’s see what is going on in dengue.</text:span></text:p>
      <text:p text:style-name="P30"/>
      <text:p text:style-name="P20">A statistic called ρ (<text:span text:style-name="T1">Rho</text:span>) is used to measure how over- or under-represented a particular DNA word is. For a 2-nucleotide (dinucleotide) DNA word ρ is calculated as:</text:p>
      <text:p text:style-name="P18">ρ(xy) = fxy/(fx*fy)</text:p>
      <text:p text:style-name="P26"/>
      <text:p text:style-name="P5">where fxy and fx are the frequencies (percent occurrence) of the DNA words xy and x in the DNA sequence under study. For example, the value of ρ for the DNA word “TA” can be calculated as:</text:p>
      <text:p text:style-name="P32"/>
      <text:p text:style-name="P20">ρ(TA) = fTA/(fT* fA)</text:p>
      <text:p text:style-name="P26"><text:soft-page-break/></text:p>
      <text:p text:style-name="P5">where fTA, fT and fA are the frequencies of the DNA words “TA”, “T” and “A” in the DNA sequence.</text:p>
      <text:p text:style-name="P24"/>
      <text:p text:style-name="P5">The idea behind the ρ statistic is that, if a DNA sequence had a frequency fx of a 1-nucleotide DNA word x, and a frequency fy of a 1-nucleotide DNA word y, then we expect the frequency of the 2-nucleotide DNA word xy to be fx* fy. That is, the frequencies of the 2-nucleotide DNA words in a sequence are expected to be equal the products of the specific frequencies of the two nucleotides that compose them. If this were true, then ρ would be equal to 1. If we find that ρ is much greater than 1 for a particular 2-nucleotide word in a sequence, it indicates that that 2-nucleotide word is much more common in that sequence than expected (ie. it is over-represented).</text:p>
      <text:p text:style-name="P26"/>
      <text:list xml:id="list6882948531559555147" text:style-name="WWNum3">
        <text:list-item>
          <text:list>
            <text:list-item>
              <text:p text:style-name="P34"><text:span text:style-name="T2">Output the number of occurrences of each 1-nucleotide</text:span><text:span text:style-name="T5"> </text:span><text:span text:style-name="T2">word.</text:span></text:p>
            </text:list-item>
            <text:list-item>
              <text:p text:style-name="P35"><text:span text:style-name="T2">Calculate the frequency of G (define as fG) and C (define as</text:span><text:span text:style-name="T6"> </text:span><text:span text:style-name="T2">fC).</text:span></text:p>
            </text:list-item>
            <text:list-item>
              <text:p text:style-name="P36"><text:span text:style-name="T2">Output the number of occurrences of each 2-nucleotide</text:span><text:span text:style-name="T5"> </text:span><text:span text:style-name="T2">word.</text:span></text:p>
            </text:list-item>
            <text:list-item>
              <text:p text:style-name="P37"><text:span text:style-name="T2">Calculate the frequency of GC (define as</text:span><text:span text:style-name="T5"> </text:span><text:span text:style-name="T2">fGC).</text:span></text:p>
            </text:list-item>
            <text:list-item>
              <text:p text:style-name="P38"><text:span text:style-name="T2">Calculate rho for “GC” and save as </text:span><text:span text:style-name="T3">pGC</text:span><text:span text:style-name="T2">. Repeat this for rho for “CG” and save as</text:span><text:span text:style-name="T8"> </text:span><text:span text:style-name="T3">pCG</text:span><text:span text:style-name="T2">.</text:span></text:p>
            </text:list-item>
          </text:list>
        </text:list-item>
      </text:list>
      <text:p text:style-name="P3">Can you find a function that would calculate this for you (do it by hand first to practice R syntax)?</text:p>
      <text:p text:style-name="P27"/>
      <text:p text:style-name="P27"/>
      <text:p text:style-name="P27"/>
      <text:p text:style-name="P20"/>
      <text:p text:style-name="P20"/>
      <text:p text:style-name="P20">Note that if the ratio of the observed to expected frequency of a particular DNA word is very low or very high, then we would suspect that there is a statistical under-representation or over-representation of that DNA word. However, to be sure that this over- or under-representation is statistically significant, we would need to do a statistical<text:span text:style-name="T7"> </text:span>test.</text:p>
      <text:p text:style-name="P26"/>
      <text:p text:style-name="P16">In this case, we can use a <text:span text:style-name="T1">zscore </text:span>(standard score, a measure of the deviation from mean). See <text:a xlink:type="simple" xlink:href="https://en.wikipedia.org/wiki/Standard_score" text:style-name="Internet_20_link" text:visited-style-name="Visited_20_Internet_20_Link"><text:span text:style-name="T10">https://en.wikipedia.org/wiki/Standard_score</text:span></text:a><text:a xlink:type="simple" xlink:href="https://en.wikipedia.org/wiki/Standard_score" text:style-name="Internet_20_link" text:visited-style-name="Visited_20_Internet_20_Link"><text:span text:style-name="T9"> </text:span></text:a>if you are not familiar with zscores. Basically, you are looking at the relationship between an observed value of a “word” occurring versus the expected value of a word occurring if you shuffled the sequence randomly (null). </text:p>
      <text:p text:style-name="P4"/>
      <text:p text:style-name="P16"><text:span text:style-name="T2">Using the command </text:span><text:span text:style-name="T3">zscore</text:span><text:span text:style-name="T2">, are the “GC” or “CG” words significantly over- or underrepresented?</text:span></text:p>
      <text:p text:style-name="P27"/>
      <text:p text:style-name="P27"/>
      <text:p text:style-name="P27"/>
      <text:p text:style-name="P6">Paste the values to the following variables into <text:span text:style-name="T12">an email</text:span> <text:span text:style-name="T12">if you want me to “grade” them!</text:span></text:p>
      <text:p text:style-name="P7">seqlength<text:tab/>pGC</text:p>
      <text:p text:style-name="P8">GCcontent<text:tab/>pCG Count2wor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0835in" fo:margin-right="0in" fo:margin-top="0.0555in" fo:margin-bottom="0in" loext:contextual-spacing="false" fo:line-height="0.211in" fo:text-indent="0in" style:auto-text-indent="false"/>
      <style:text-properties style:font-name="Cambria" fo:font-family="Cambria" style:font-family-generic="roman" style:font-pitch="variable" fo:font-size="13pt" fo:font-weight="bold" style:font-name-asian="Cambria1" style:font-family-asian="Cambria" style:font-family-generic-asian="system" style:font-pitch-asian="variable" style:font-size-asian="13pt" style:font-weight-asian="bold" style:font-name-complex="Cambria1" style:font-family-complex="Cambria" style:font-family-generic-complex="system" style:font-pitch-complex="variable" style:font-size-complex="13pt" style:font-weight-complex="bold"/>
    </style:style>
    <style:style style:name="Frame_20_contents" style:display-name="Frame contents" style:family="paragraph" style:parent-style-name="Standard" style:class="extra"/>
    <style:style style:name="List_20_Paragraph" style:display-name="List Paragraph" style:family="paragraph" style:parent-style-name="Standard" style:default-outline-level="">
      <style:paragraph-properties fo:margin-left="0.0819in" fo:margin-right="0in" fo:text-indent="-0.1681in" style:auto-text-indent="false"/>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Standard" style:default-outline-level="2" style:list-style-name="" style:class="text">
      <style:paragraph-properties fo:margin-left="0.0693in" fo:margin-right="0in" fo:text-indent="0in" style:auto-text-indent="false"/>
      <style:text-properties fo:font-size="12pt" fo:font-weight="bold" style:font-size-asian="12pt" style:font-weight-asian="bold"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
      <text:list-level-style-number text:level="1" style:num-suffix=")" style:num-format="1" text:start-value="3">
        <style:list-level-properties text:list-level-position-and-space-mode="label-alignment">
          <style:list-level-label-alignment text:label-followed-by="listtab" fo:text-indent="-0.25in" fo:margin-left="0.332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832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332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832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332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832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332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832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332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line-height="5%"/>
      <style:text-properties fo:font-size="10pt" style:font-size-asian="10pt"/>
    </style:style>
    <style:style style:name="MP2" style:family="paragraph" style:parent-style-name="Frame_20_contents">
      <style:paragraph-properties fo:margin-left="0.028in" fo:margin-right="0in" fo:line-height="0.1701in" fo:text-indent="0in" style:auto-text-indent="false"/>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972in" fo:margin-bottom="0.7063in" fo:margin-left="0.9165in" fo:margin-right="0.9583in" style:writing-mode="lr-tb" style:layout-grid-color="#c0c0c0" style:layout-grid-lines="2335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272in" fo:margin-left="0in" fo:margin-right="0in" fo:margin-top="0.0874in" style:dynamic-spacing="true"/>
      </style:footer-style>
    </style:page-layout>
  </office:automatic-styles>
  <office:master-styles>
    <style:master-page style:name="Standard" style:page-layout-name="Mpm1"/>
    <style:master-page style:name="Converted1" style:page-layout-name="Mpm2">
      <style:footer>
        <text:p text:style-name="MP1"><draw:frame draw:style-name="Mfr1" draw:name="Frame1" text:anchor-type="char" svg:x="4.1055in" svg:y="10.1409in" svg:width="0.2874in" svg:height="0.1811in" draw:z-index="3"><draw:text-box><text:p text:style-name="MP2"><text:page-number text:select-page="current">4</text:page-number></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9T13:50:56.031545361</meta:creation-date>
    <dc:date>2018-03-20T14:14:59.791703661</dc:date>
    <meta:editing-duration>PT1H15M39S</meta:editing-duration>
    <meta:editing-cycles>11</meta:editing-cycles>
    <meta:generator>LibreOffice/5.1.6.2$Linux_X86_64 LibreOffice_project/10m0$Build-2</meta:generator>
    <meta:document-statistic meta:table-count="0" meta:image-count="0" meta:object-count="0" meta:page-count="4" meta:paragraph-count="50" meta:word-count="1387" meta:character-count="7812" meta:non-whitespace-character-count="6467"/>
  </office:meta>
</office:document-meta>
</file>